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528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draw:shadow="hidden"/>
    </style:style>
    <style:style style:name="P1" style:family="paragraph">
      <style:text-properties fo:font-size="22pt" fo:font-weight="bold" style:font-size-asian="22pt" style:font-weight-asian="bold" style:font-size-complex="22pt" style:font-weight-complex="bold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7.5cm" svg:height="13.778cm" svg:x="2.5cm" svg:y="4.422cm">
          <draw:text-box>
            <text:p>Follow VS1 Cloud Design Standard document when creating any new elements.</text:p>
            <text:p/>
            <text:p>Only use OpenOffice Draw for any project document.</text:p>
            <text:p/>
            <text:p>Do not override another developer's work.</text:p>
            <text:p/>
            <text:p>Backup your work before any pull or commit.</text:p>
            <text:p/>
            <text:p>Pull before committing.</text:p>
            <text:p/>
            <text:p>Do not commit any “console.log” functions. Remove them completely before committing.</text:p>
            <text:p/>
            <text:p>Test all functionalities of any page that you've worked on and/or made changes to.<text:line-break/><text:line-break/>When you commit, be sure to send your project document with the pages marked as done or not.</text:p>
          </draw:text-box>
        </draw:frame>
        <draw:frame draw:style-name="gr2" draw:text-style-name="P1" draw:layer="layout" svg:width="12.271cm" svg:height="1.136cm" svg:x="4.4cm" svg:y="1.6cm">
          <draw:text-box>
            <text:p text:style-name="P1">VS1 Cloud – Commit Check List</text:p>
          </draw:text-box>
        </draw:frame>
        <draw:frame draw:style-name="gr3" draw:layer="layout" svg:width="0.502cm" svg:height="0.963cm" svg:x="3.7cm" svg:y="3.2cm">
          <draw:text-box>
            <text:p/>
          </draw:text-box>
        </draw:frame>
        <draw:custom-shape draw:style-name="gr4" draw:text-style-name="P2" draw:layer="layout" svg:width="0.7cm" svg:height="0.7cm" svg:x="1.5cm" svg:y="6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7cm" svg:height="0.7cm" svg:x="1.5cm" svg:y="14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7cm" svg:height="0.7cm" svg:x="1.5cm" svg:y="1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7cm" svg:height="0.7cm" svg:x="1.5cm" svg:y="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7cm" svg:height="0.7cm" svg:x="1.5cm" svg:y="9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7cm" svg:height="0.7cm" svg:x="1.5cm" svg:y="8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7cm" svg:height="0.7cm" svg:x="1.5cm" svg:y="4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7cm" svg:height="0.7cm" svg:x="1.5cm" svg:y="16.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Z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uno Braga</meta:initial-creator>
    <meta:creation-date>2022-07-29T10:16:50.67</meta:creation-date>
    <dc:date>2022-07-29T10:24:34.36</dc:date>
    <dc:creator>Bruno Braga</dc:creator>
    <meta:editing-duration>PT7M43S</meta:editing-duration>
    <meta:editing-cycles>1</meta:editing-cycles>
    <meta:document-statistic meta:object-count="11"/>
    <meta:generator>OpenOffice/4.1.10$Win32 OpenOffice.org_project/4110m2$Build-9807</meta:generator>
  </office:meta>
</office:document-meta>
</file>